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ce6" table:number-columns-repeated="9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ce15" office:value-type="string">
            <text:p>Date</text:p>
          </table:table-cell>
          <table:table-cell table:style-name="ce17" office:value-type="string">
            <text:p>Week</text:p>
          </table:table-cell>
          <table:table-cell table:style-name="ce15" office:value-type="string">
            <text:p>Day</text:p>
          </table:table-cell>
          <table:table-cell table:style-name="ce19" office:value-type="string">
            <text:p>Coursera</text:p>
          </table:table-cell>
          <table:table-cell table:style-name="ce19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18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office:value-type="string">
            <text:p>1<text:span text:style-name="T1">st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office:value-type="string">
            <text:p>2<text:span text:style-name="T1">n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6" office:value-type="string">
            <text:p>3<text:span text:style-name="T1">rd</text:span> Apr</text:p>
          </table:table-cell>
          <table:table-cell table:style-name="ce5" office:value-type="float" office:value="1">
            <text:p>1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1">nd</text:span> April</text:p>
          </table:table-cell>
          <table:table-cell/>
          <table:table-cell table:style-name="ce16" office:value-type="string">
            <text:p>4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6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1">rd</text:span> April</text:p>
          </table:table-cell>
          <table:table-cell/>
          <table:table-cell table:style-name="ce16" office:value-type="string">
            <text:p>5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6" office:value-type="string">
            <text:p>6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6" office:value-type="string">
            <text:p>7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6" office:value-type="string">
            <text:p>8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style-name="Default"/>
          <table:table-cell/>
          <table:table-cell table:style-name="ce16" office:value-type="string">
            <text:p>9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office:value-type="string">
            <text:p>10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6" office:value-type="string">
            <text:p>11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6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2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3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4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5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style-name="Default"/>
          <table:table-cell/>
          <table:table-cell table:style-name="ce5" office:value-type="string">
            <text:p>16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2"/>
          <table:table-cell table:style-name="Default"/>
          <table:table-cell/>
          <table:table-cell table:style-name="ce5" office:value-type="string">
            <text:p>17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5" office:value-type="string">
            <text:p>18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5" office:value-type="string">
            <text:p>19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5" office:value-type="string">
            <text:p>20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5" office:value-type="string">
            <text:p>21<text:span text:style-name="T1">st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5" office:value-type="string">
            <text:p>22<text:span text:style-name="T1">nd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5" office:value-type="string">
            <text:p>23<text:span text:style-name="T1">rd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5" office:value-type="string">
            <text:p>24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5" office:value-type="string">
            <text:p>25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table:style-name="ce5" office:value-type="string">
            <text:p>26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16" office:value-type="string">
            <text:p>27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16" office:value-type="string">
            <text:p>28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16" office:value-type="string">
            <text:p>29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6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16" office:value-type="string">
            <text:p>30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5" office:value-type="string">
            <text:p>1<text:span text:style-name="T1">st</text:span> May</text:p>
          </table:table-cell>
          <table:table-cell table:style-name="ce5" office:value-type="float" office:value="5">
            <text:p>5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5" office:value-type="string">
            <text:p>2<text:span text:style-name="T1">nd</text:span> May</text:p>
          </table:table-cell>
          <table:table-cell table:style-name="ce5" office:value-type="float" office:value="5">
            <text:p>5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5" office:value-type="string">
            <text:p>3<text:span text:style-name="T1">r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5" office:value-type="string">
            <text:p>4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5" office:value-type="string">
            <text:p>5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5" office:value-type="string">
            <text:p>6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6" office:value-type="string">
            <text:p>Mon</text:p>
          </table:table-cell>
          <table:table-cell table:style-name="ce6"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5" office:value-type="string">
            <text:p>7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5" office:value-type="string">
            <text:p>8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5" office:value-type="string">
            <text:p>9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6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5" office:value-type="string">
            <text:p>10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5" office:value-type="string">
            <text:p>11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5" office:value-type="string">
            <text:p>12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5" office:value-type="string">
            <text:p>13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6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5" office:value-type="string">
            <text:p>14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office:value-type="string">
            <text:p>3<text:span text:style-name="T1">rd</text:span> May</text:p>
          </table:table-cell>
          <table:table-cell/>
          <table:table-cell table:style-name="ce5" office:value-type="string">
            <text:p>15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6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5" office:value-type="string">
            <text:p>16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6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5" office:value-type="string">
            <text:p>17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5" office:value-type="string">
            <text:p>18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5" office:value-type="string">
            <text:p>19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5" office:value-type="string">
            <text:p>20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5" office:value-type="string">
            <text:p>21<text:span text:style-name="T1">st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5" office:value-type="string">
            <text:p>22<text:span text:style-name="T1">nd</text:span> May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5" office:value-type="string">
            <text:p>23<text:span text:style-name="T1">rd</text:span> May</text:p>
          </table:table-cell>
          <table:table-cell table:style-name="ce5" office:value-type="float" office:value="8">
            <text:p>8</text:p>
          </table:table-cell>
          <table:table-cell table:style-name="ce16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5" office:value-type="string">
            <text:p>24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5" office:value-type="string">
            <text:p>25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5" office:value-type="string">
            <text:p>26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5" office:value-type="string">
            <text:p>27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6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office:value-type="string">
            <text:p>8<text:span text:style-name="T1">th</text:span> May</text:p>
          </table:table-cell>
          <table:table-cell/>
          <table:table-cell table:style-name="ce5" office:value-type="string">
            <text:p>28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office:value-type="string">
            <text:p>9<text:span text:style-name="T1">th</text:span> May</text:p>
          </table:table-cell>
          <table:table-cell/>
          <table:table-cell table:style-name="ce5" office:value-type="string">
            <text:p>29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6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5" office:value-type="string">
            <text:p>30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6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5" office:value-type="string">
            <text:p>31<text:span text:style-name="T1">st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office:value-type="string">
            <text:p>14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office:value-type="string">
            <text:p>15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table:style-name="Default" office:value-type="string">
            <text:p>23<text:span text:style-name="T1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table:style-name="Default"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3"/>
          <table:table-cell/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" office:value-type="string">
            <text:p>Week Plan (30<text:span text:style-name="T1">th</text:span> May – 5<text:span text:style-name="T1">th</text:span> June)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1<text:span text:style-name="T1">st</text:span> June</text:p>
          </table:table-cell>
          <table:table-cell office:value-type="string">
            <text:p>Modify batch script to work with AD source files through pipeline for single and activ NSAA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1<text:span text:style-name="T1">st</text:span> June</text:p>
          </table:table-cell>
          <table:table-cell office:value-type="string">
            <text:p>Modify RNN to predict 18 output nodes for each activity w/ AD files from NSAA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1<text:span text:style-name="T1">st</text:span> June</text:p>
          </table:table-cell>
          <table:table-cell office:value-type="string">
            <text:p>Presentation: add slides on pipeline and RNN archits for class and regress (single score or multiple)</text:p>
          </table:table-cell>
          <table:table-cell table:style-name="ce2"/>
          <table:table-cell table:number-columns-repeated="14"/>
        </table:table-row>
        <table:table-row table:style-name="ro2">
          <table:table-cell office:value-type="string">
            <text:p>2<text:span text:style-name="T1">nd</text:span> June</text:p>
          </table:table-cell>
          <table:table-cell office:value-type="string">
            <text:p>Modify RNN to work with statistical values instead of raw joint angle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2<text:span text:style-name="T1">nd</text:span> June</text:p>
          </table:table-cell>
          <table:table-cell office:value-type="string">
            <text:p>Modify RNN to work with single-act .mat files to predict overall NSAA score and single-act NSAA score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2<text:span text:style-name="T1">nd</text:span> June</text:p>
          </table:table-cell>
          <table:table-cell office:value-type="string">
            <text:p>Presentation: add slide on training RNN on single activities rather than complete source file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3<text:span text:style-name="T1">rd</text:span> June</text:p>
          </table:table-cell>
          <table:table-cell office:value-type="string">
            <text:p>Create and fill-in .csv file with observed results of various RNN setup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3<text:span text:style-name="T1">rd</text:span> June</text:p>
          </table:table-cell>
          <table:table-cell office:value-type="string">
            <text:p>Presentation: add slide on observed result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4<text:span text:style-name="T1">th</text:span> June</text:p>
          </table:table-cell>
          <table:table-cell office:value-type="string">
            <text:p>Add to mat_act_div script a function to detect activities by changing pos value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4<text:span text:style-name="T1">th</text:span> June</text:p>
          </table:table-cell>
          <table:table-cell table:style-name="ce3" office:value-type="string">
            <text:p>Implement basic CRF model with .csv output file of statistical values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4<text:span text:style-name="T1">th</text:span> June</text:p>
          </table:table-cell>
          <table:table-cell office:value-type="string">
            <text:p>Presentation add slides on CRF model script and mat_act_div script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 office:value-type="string">
            <text:p>5<text:span text:style-name="T1">th</text:span> June</text:p>
          </table:table-cell>
          <table:table-cell office:value-type="string">
            <text:p>Group meeting and presentation</text:p>
          </table:table-cell>
          <table:table-cell table:style-name="ce2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3">
          <table:table-cell table:style-name="ce3"/>
          <table:table-cell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12" office:value-type="string">
            <text:p>Programming</text:p>
          </table:table-cell>
          <table:table-cell table:style-name="ce2"/>
          <table:table-cell table:number-columns-repeated="14"/>
        </table:table-row>
        <table:table-row table:style-name="ro1" table:number-rows-repeated="3">
          <table:table-cell table:style-name="ce3"/>
          <table:table-cell/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12" office:value-type="string">
            <text:p>Paper Reviews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Differential RNNs for Action Recogni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Spatio-Temporal LSTM with Trust Gates for 3D HAR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 + type: “Deep Convolutional and LSTM Recurrent NNs for Multimodal Wearable AR”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style-name="ce2"/>
          <table:table-cell table:number-columns-repeated="14"/>
        </table:table-row>
        <table:table-row table:style-name="ro2">
          <table:table-cell table:style-name="ce3"/>
          <table:table-cell table:style-name="ce13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3"/>
          <table:table-cell table:style-name="ce3" office:value-type="string">
            <text:p>Paper review: “Sequential Deep Learning for Human Action Recognition”</text:p>
          </table:table-cell>
          <table:table-cell table:style-name="ce2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Online Detection and Classification of Dynamic Hand Gestures with Recurrent 3D CNNs”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HAR and Pattern Discovery”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4"/>
          <table:table-cell table:style-name="ce1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An Analysis of Single-Layer Networks in Unsupervised Feature Learning'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Simultaneous Feature Learning and Hash Coding with Deep Neural Networks”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4"/>
          <table:table-cell table:style-name="ce3" office:value-type="string">
            <text:p>Paper review: “Discriminative Unsupervised Feature Learning with CNNs”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style-name="Default"/>
          <table:table-cell table:number-columns-repeated="14"/>
        </table:table-row>
        <table:table-row table:style-name="ro1" table:number-rows-repeated="2">
          <table:table-cell/>
          <table:table-cell table:style-name="ce4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4" office:value-type="string">
            <text:p>Other Project Stuff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Literature review (1<text:span text:style-name="T1">st</text:span> half): summary of CRFs, summary of RNNs, how they can be used together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Literature review (2<text:span text:style-name="T1">nd</text:span> half): how CRFs/RNNs are adapted to HAR, some pros/cons of each model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Presentation (1<text:span text:style-name="T1">st</text:span> half): Applicability of CRFs and RNNs to project, using CRFs/RNNs together, programming thus/far</text:p>
          </table:table-cell>
          <table:table-cell table:style-name="Default"/>
          <table:table-cell table:number-columns-repeated="14"/>
        </table:table-row>
        <table:table-row table:style-name="ro2">
          <table:table-cell/>
          <table:table-cell table:style-name="ce4" office:value-type="string">
            <text:p>Presentation (2<text:span text:style-name="T1">nd</text:span> half): Immediate next steps (over next 2 weeks), further project direction</text:p>
          </table:table-cell>
          <table:table-cell table:style-name="Default"/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1/06/2019</text:date>, <text:time>15:5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6-01T15:56:14.76</dc:date>
    <meta:editing-duration>P1DT6H45M8S</meta:editing-duration>
    <meta:editing-cycles>129</meta:editing-cycles>
    <meta:generator>OpenOffice/4.1.5$Win32 OpenOffice.org_project/415m1$Build-9789</meta:generator>
    <meta:document-statistic meta:table-count="3" meta:cell-count="480" meta:object-count="0"/>
  </office:meta>
</office:document-meta>
</file>